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Sangría_20_2_20_de_20_t._20_independiente1">
      <style:paragraph-properties fo:margin-left="0cm" fo:margin-right="0cm" fo:text-indent="0cm" style:auto-text-indent="false"/>
      <style:text-properties fo:language="es" fo:country="ES"/>
    </style:style>
    <style:style style:name="P8" style:family="paragraph" style:parent-style-name="Sangría_20_2_20_de_20_t._20_independiente1">
      <style:paragraph-properties fo:margin-left="0cm" fo:margin-right="0cm" fo:text-indent="0cm" style:auto-text-indent="false" style:snap-to-layout-grid="false"/>
      <style:text-properties fo:language="es" fo:country="ES"/>
    </style:style>
    <style:style style:name="P9" style:family="paragraph" style:parent-style-name="Header">
      <style:paragraph-properties fo:text-align="center" style:justify-single-word="false"/>
    </style:style>
    <style:style style:name="P10" style:family="paragraph" style:parent-style-name="Text_20_body">
      <style:text-properties fo:language="es" fo:country="ES"/>
    </style:style>
    <style:style style:name="P11" style:family="paragraph" style:parent-style-name="Text_20_body">
      <style:paragraph-properties>
        <style:tab-stops>
          <style:tab-stop style:position="3.501cm"/>
        </style:tab-stops>
      </style:paragraph-properties>
      <style:text-properties fo:language="es" fo:country="ES" fo:font-style="italic" style:font-style-asian="italic"/>
    </style:style>
    <style:style style:name="P12" style:family="paragraph" style:parent-style-name="Text_20_body">
      <style:paragraph-properties style:snap-to-layout-grid="false"/>
      <style:text-properties fo:language="es" fo:country="ES"/>
    </style:style>
    <style:style style:name="P13" style:family="paragraph" style:parent-style-name="Text_20_body">
      <style:paragraph-properties fo:text-align="start" style:justify-single-word="false">
        <style:tab-stops>
          <style:tab-stop style:position="1cm"/>
          <style:tab-stop style:position="3.501cm"/>
        </style:tab-stops>
      </style:paragraph-properties>
      <style:text-properties fo:font-size="11pt" fo:language="es" fo:country="ES" fo:font-style="italic" style:font-size-asian="11pt" style:font-style-asian="italic" style:font-size-complex="11pt"/>
    </style:style>
    <style:style style:name="P14" style:family="paragraph" style:parent-style-name="Text_20_body">
      <style:paragraph-properties fo:text-align="justify" style:justify-single-word="false"/>
      <style:text-properties fo:font-size="11pt" fo:language="es" fo:country="ES" fo:font-style="italic" style:font-size-asian="11pt" style:font-style-asian="italic" style:font-size-complex="11pt"/>
    </style:style>
    <style:style style:name="P15" style:family="paragraph" style:parent-style-name="Text_20_body">
      <style:paragraph-properties fo:text-align="justify" style:justify-single-word="false">
        <style:tab-stops>
          <style:tab-stop style:position="1.411cm"/>
          <style:tab-stop style:position="2cm"/>
          <style:tab-stop style:position="3.501cm"/>
        </style:tab-stops>
      </style:paragraph-properties>
      <style:text-properties fo:font-size="11pt" fo:language="es" fo:country="ES" fo:font-style="italic" style:font-size-asian="11pt" style:font-style-asian="italic" style:font-size-complex="11pt"/>
    </style:style>
    <style:style style:name="P16" style:family="paragraph" style:parent-style-name="Text_20_body">
      <style:paragraph-properties fo:text-align="justify" style:justify-single-word="false">
        <style:tab-stops>
          <style:tab-stop style:position="0cm"/>
          <style:tab-stop style:position="1.411cm"/>
          <style:tab-stop style:position="2cm"/>
          <style:tab-stop style:position="3.501cm"/>
        </style:tab-stops>
      </style:paragraph-properties>
      <style:text-properties fo:font-size="11pt" fo:language="es" fo:country="ES" fo:font-style="italic" style:font-size-asian="11pt" style:font-style-asian="italic" style:font-size-complex="11pt"/>
    </style:style>
    <style:style style:name="P17" style:family="paragraph" style:parent-style-name="Text_20_body">
      <style:paragraph-properties fo:text-align="justify" style:justify-single-word="false">
        <style:tab-stops>
          <style:tab-stop style:position="0cm"/>
          <style:tab-stop style:position="1cm"/>
          <style:tab-stop style:position="1.411cm"/>
          <style:tab-stop style:position="2cm"/>
          <style:tab-stop style:position="3.501cm"/>
        </style:tab-stops>
      </style:paragraph-properties>
      <style:text-properties fo:font-size="11pt" fo:language="es" fo:country="ES" fo:font-style="italic" style:font-size-asian="11pt" style:font-style-asian="italic" style:font-size-complex="11pt"/>
    </style:style>
    <style:style style:name="P18" style:family="paragraph" style:parent-style-name="Text_20_body">
      <style:paragraph-properties fo:text-align="justify" style:justify-single-word="false">
        <style:tab-stops>
          <style:tab-stop style:position="0cm"/>
          <style:tab-stop style:position="1.411cm"/>
          <style:tab-stop style:position="2.223cm"/>
        </style:tab-stops>
      </style:paragraph-properties>
      <style:text-properties fo:font-size="11pt" fo:language="es" fo:country="ES" fo:font-style="italic" style:font-size-asian="11pt" style:font-style-asian="italic" style:font-size-complex="11pt"/>
    </style:style>
    <style:style style:name="P19" style:family="paragraph" style:parent-style-name="Text_20_body">
      <style:paragraph-properties fo:text-align="justify" style:justify-single-word="false">
        <style:tab-stops>
          <style:tab-stop style:position="0cm"/>
          <style:tab-stop style:position="1.411cm"/>
          <style:tab-stop style:position="2.501cm"/>
        </style:tab-stops>
      </style:paragraph-properties>
      <style:text-properties fo:font-size="11pt" fo:language="es" fo:country="ES" fo:font-style="italic" style:font-size-asian="11pt" style:font-style-asian="italic" style:font-size-complex="11pt"/>
    </style:style>
    <style:style style:name="P20" style:family="paragraph" style:parent-style-name="Text_20_body">
      <style:paragraph-properties fo:text-align="justify" style:justify-single-word="false">
        <style:tab-stops>
          <style:tab-stop style:position="1.058cm"/>
          <style:tab-stop style:position="1.411cm"/>
          <style:tab-stop style:position="2.501cm"/>
        </style:tab-stops>
      </style:paragraph-properties>
      <style:text-properties fo:font-size="11pt" fo:language="es" fo:country="ES" fo:font-style="italic" style:font-size-asian="11pt" style:font-style-asian="italic" style:font-size-complex="11pt"/>
    </style:style>
    <style:style style:name="P21" style:family="paragraph" style:parent-style-name="Text_20_body">
      <style:paragraph-properties fo:text-align="justify" style:justify-single-word="false">
        <style:tab-stops>
          <style:tab-stop style:position="0.751cm"/>
          <style:tab-stop style:position="1.411cm"/>
        </style:tab-stops>
      </style:paragraph-properties>
      <style:text-properties fo:font-size="11pt" fo:language="es" fo:country="ES" fo:font-style="italic" style:font-size-asian="11pt" style:font-style-asian="italic" style:font-size-complex="11pt"/>
    </style:style>
    <style:style style:name="P22" style:family="paragraph" style:parent-style-name="Text_20_body">
      <style:paragraph-properties fo:text-align="justify" style:justify-single-word="false">
        <style:tab-stops>
          <style:tab-stop style:position="0cm"/>
          <style:tab-stop style:position="1cm"/>
          <style:tab-stop style:position="2cm"/>
          <style:tab-stop style:position="3.501cm"/>
        </style:tab-stops>
      </style:paragraph-properties>
      <style:text-properties fo:font-size="11pt" fo:language="es" fo:country="ES" fo:font-style="italic" fo:font-weight="bold" style:font-size-asian="11pt" style:font-style-asian="italic" style:font-weight-asian="bold" style:font-size-complex="11pt"/>
    </style:style>
    <style:style style:name="P23" style:family="paragraph" style:parent-style-name="Text_20_body">
      <style:paragraph-properties fo:text-align="justify" style:justify-single-word="false">
        <style:tab-stops>
          <style:tab-stop style:position="0cm"/>
          <style:tab-stop style:position="2cm"/>
          <style:tab-stop style:position="3.501cm"/>
        </style:tab-stops>
      </style:paragraph-properties>
      <style:text-properties fo:font-size="11pt" fo:language="es" fo:country="ES" fo:font-style="italic" fo:font-weight="bold" style:font-size-asian="11pt" style:font-style-asian="italic" style:font-weight-asian="bold" style:font-size-complex="11pt"/>
    </style:style>
    <style:style style:name="P24" style:family="paragraph" style:parent-style-name="Text_20_body">
      <style:paragraph-properties fo:text-align="justify" style:justify-single-word="false">
        <style:tab-stops>
          <style:tab-stop style:position="1.058cm"/>
          <style:tab-stop style:position="1.411cm"/>
          <style:tab-stop style:position="2.501cm"/>
        </style:tab-stops>
      </style:paragraph-properties>
      <style:text-properties fo:font-size="11pt" fo:language="es" fo:country="ES" fo:font-style="italic" fo:font-weight="bold" style:font-size-asian="11pt" style:font-style-asian="italic" style:font-weight-asian="bold" style:font-size-complex="11pt"/>
    </style:style>
    <style:style style:name="P25" style:family="paragraph" style:parent-style-name="Text_20_body">
      <style:paragraph-properties fo:text-align="justify" style:justify-single-word="false">
        <style:tab-stops>
          <style:tab-stop style:position="0.751cm"/>
          <style:tab-stop style:position="2cm"/>
          <style:tab-stop style:position="3.501cm"/>
        </style:tab-stops>
      </style:paragraph-properties>
    </style:style>
    <style:style style:name="P26" style:family="paragraph" style:parent-style-name="Standard">
      <style:paragraph-properties fo:margin-left="0cm" fo:margin-right="0cm" fo:text-align="justify" style:justify-single-word="false" fo:text-indent="0.501cm" style:auto-text-indent="false"/>
    </style:style>
    <style:style style:name="P27" style:family="paragraph" style:parent-style-name="Standard">
      <style:paragraph-properties fo:margin-left="0cm" fo:margin-right="0cm" fo:text-align="justify" style:justify-single-word="false" fo:text-indent="0.501cm" style:auto-text-indent="false"/>
      <style:text-properties fo:language="es" fo:country="ES"/>
    </style:style>
    <style:style style:name="P28" style:family="paragraph" style:parent-style-name="Standard">
      <style:paragraph-properties fo:margin-left="0cm" fo:margin-right="0cm" fo:text-align="justify" style:justify-single-word="false" fo:text-indent="0.501cm" style:auto-text-indent="false" style:text-autospace="none"/>
      <style:text-properties fo:language="es" fo:country="ES"/>
    </style:style>
    <style:style style:name="P29" style:family="paragraph" style:parent-style-name="Standard">
      <style:paragraph-properties fo:margin-left="0cm" fo:margin-right="0cm" fo:text-indent="0.501cm" style:auto-text-indent="false" style:text-autospace="none"/>
      <style:text-properties fo:language="es" fo:country="ES"/>
    </style:style>
    <style:style style:name="P30" style:family="paragraph" style:parent-style-name="Sangría_20_2_20_de_20_t._20_independiente1">
      <style:paragraph-properties fo:margin-left="0.009cm" fo:margin-right="0cm" fo:text-indent="0.501cm" style:auto-text-indent="false"/>
      <style:text-properties fo:language="es" fo:country="ES"/>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ab-stops>
          <style:tab-stop style:position="1.905cm"/>
          <style:tab-stop style:position="5.502cm"/>
        </style:tab-stops>
      </style:paragraph-properties>
    </style:style>
    <style:style style:name="P33" style:family="paragraph" style:parent-style-name="Standard">
      <style:paragraph-properties fo:text-align="justify" style:justify-single-word="false"/>
      <style:text-properties fo:language="es" fo:country="ES"/>
    </style:style>
    <style:style style:name="P34" style:family="paragraph" style:parent-style-name="Standard">
      <style:paragraph-properties fo:text-align="justify" style:justify-single-word="false" style:text-autospace="none" style:snap-to-layout-grid="false"/>
      <style:text-properties fo:language="es" fo:country="ES"/>
    </style:style>
    <style:style style:name="P35" style:family="paragraph" style:parent-style-name="Standard">
      <style:paragraph-properties fo:text-align="justify" style:justify-single-word="false">
        <style:tab-stops>
          <style:tab-stop style:position="0.794cm"/>
          <style:tab-stop style:position="7.498cm" style:type="center"/>
        </style:tab-stops>
      </style:paragraph-properties>
      <style:text-properties fo:language="es" fo:country="ES"/>
    </style:style>
    <style:style style:name="P36" style:family="paragraph" style:parent-style-name="Standard">
      <style:paragraph-properties>
        <style:tab-stops>
          <style:tab-stop style:position="1.905cm"/>
          <style:tab-stop style:position="5.502cm"/>
        </style:tab-stops>
      </style:paragraph-properties>
      <style:text-properties fo:language="es" fo:country="ES" fo:font-style="italic" style:font-style-asian="italic"/>
    </style:style>
    <style:style style:name="P37" style:family="paragraph" style:parent-style-name="Standard">
      <style:paragraph-properties fo:text-align="justify" style:justify-single-word="false">
        <style:tab-stops>
          <style:tab-stop style:position="1.905cm"/>
          <style:tab-stop style:position="5.502cm"/>
        </style:tab-stops>
      </style:paragraph-properties>
      <style:text-properties fo:language="es" fo:country="ES" fo:font-style="italic" fo:font-weight="bold" style:font-style-asian="italic" style:font-weight-asian="bold"/>
    </style:style>
    <style:style style:name="P38" style:family="paragraph" style:parent-style-name="Standard">
      <style:paragraph-properties fo:text-align="justify" style:justify-single-word="false" style:text-autospace="none" style:snap-to-layout-grid="false"/>
      <style:text-properties fo:language="es" fo:country="ES" style:text-underline-style="solid" style:text-underline-width="auto" style:text-underline-color="font-color"/>
    </style:style>
    <style:style style:name="P39" style:family="paragraph" style:parent-style-name="Standard">
      <style:paragraph-properties fo:text-align="justify" style:justify-single-word="false">
        <style:tab-stops>
          <style:tab-stop style:position="0cm"/>
          <style:tab-stop style:position="1.411cm"/>
          <style:tab-stop style:position="1.905cm"/>
          <style:tab-stop style:position="5.502cm"/>
        </style:tab-stops>
      </style:paragraph-properties>
      <style:text-properties fo:font-size="11pt" fo:language="es" fo:country="ES" fo:font-style="italic" style:font-size-asian="11pt" style:font-style-asian="italic" style:font-size-complex="11pt"/>
    </style:style>
    <style:style style:name="P40" style:family="paragraph" style:parent-style-name="Standard">
      <style:paragraph-properties fo:margin-left="4.233cm" fo:margin-right="0cm" fo:text-indent="-4.233cm" style:auto-text-indent="false" style:text-autospace="none"/>
      <style:text-properties fo:language="es" fo:country="ES"/>
    </style:style>
    <style:style style:name="P41" style:family="paragraph" style:parent-style-name="Standard">
      <style:paragraph-properties fo:margin-left="4.233cm" fo:margin-right="0cm" fo:text-align="justify" style:justify-single-word="false" fo:text-indent="-4.233cm" style:auto-text-indent="false" style:text-autospace="none"/>
    </style:style>
    <style:style style:name="P42" style:family="paragraph" style:parent-style-name="Standard">
      <style:paragraph-properties fo:margin-left="4.022cm" fo:margin-right="0cm" fo:text-align="justify" style:justify-single-word="false" fo:text-indent="-4.022cm" style:auto-text-indent="false" style:text-autospace="none"/>
    </style:style>
    <style:style style:name="P43" style:family="paragraph" style:parent-style-name="Standard">
      <style:paragraph-properties fo:margin-left="0.661cm" fo:margin-right="0cm" fo:text-align="justify" style:justify-single-word="false" fo:text-indent="0cm" style:auto-text-indent="false"/>
      <style:text-properties fo:language="es" fo:country="ES"/>
    </style:style>
    <style:style style:name="P44" style:family="paragraph" style:parent-style-name="Text_20_body">
      <style:paragraph-properties fo:margin-left="0cm" fo:margin-right="0cm" fo:text-align="start" style:justify-single-word="false" fo:text-indent="1cm" style:auto-text-indent="false">
        <style:tab-stops>
          <style:tab-stop style:position="3.501cm"/>
        </style:tab-stops>
      </style:paragraph-properties>
    </style:style>
    <style:style style:name="P45" style:family="paragraph" style:parent-style-name="Sangría_20_2_20_de_20_t._20_independiente1">
      <style:text-properties fo:language="es" fo:country="ES" style:text-underline-style="solid" style:text-underline-width="auto" style:text-underline-color="font-color"/>
    </style:style>
    <style:style style:name="P46" style:family="paragraph" style:parent-style-name="Sangría_20_2_20_de_20_t._20_independiente1">
      <style:paragraph-properties fo:margin-left="7.334cm" fo:margin-right="0cm" fo:text-indent="-6.676cm" style:auto-text-indent="false"/>
      <style:text-properties fo:language="es" fo:country="ES"/>
    </style:style>
    <style:style style:name="P47" style:family="paragraph" style:parent-style-name="Sangría_20_2_20_de_20_t._20_independiente1">
      <style:paragraph-properties fo:margin-left="7.334cm" fo:margin-right="0cm" fo:text-indent="-6.676cm" style:auto-text-indent="false"/>
      <style:text-properties fo:language="es" fo:country="ES" style:text-underline-style="solid" style:text-underline-width="auto" style:text-underline-color="font-color"/>
    </style:style>
    <style:style style:name="P48" style:family="paragraph" style:parent-style-name="Sangría_20_2_20_de_20_t._20_independiente1">
      <style:paragraph-properties fo:margin-left="2.157cm" fo:margin-right="0cm" fo:text-indent="-1.499cm" style:auto-text-indent="false"/>
      <style:text-properties fo:language="es" fo:country="ES"/>
    </style:style>
    <style:style style:name="P49" style:family="paragraph" style:parent-style-name="Text_20_body">
      <style:paragraph-properties fo:margin-left="0cm" fo:margin-right="0cm" fo:text-align="justify" style:justify-single-word="false" fo:text-indent="1.501cm" style:auto-text-indent="false">
        <style:tab-stops>
          <style:tab-stop style:position="1.411cm"/>
          <style:tab-stop style:position="2cm"/>
          <style:tab-stop style:position="3.501cm"/>
        </style:tab-stops>
      </style:paragraph-properties>
      <style:text-properties fo:font-size="11pt" fo:language="es" fo:country="ES" fo:font-style="italic" fo:font-weight="bold" style:font-size-asian="11pt" style:font-style-asian="italic" style:font-weight-asian="bold" style:font-size-complex="11pt"/>
    </style:style>
    <style:style style:name="P50" style:family="paragraph" style:parent-style-name="Text_20_body">
      <style:paragraph-properties fo:margin-left="0cm" fo:margin-right="0cm" fo:text-align="justify" style:justify-single-word="false" fo:text-indent="1.501cm" style:auto-text-indent="false">
        <style:tab-stops>
          <style:tab-stop style:position="0cm"/>
          <style:tab-stop style:position="1.411cm"/>
          <style:tab-stop style:position="3.501cm"/>
        </style:tab-stops>
      </style:paragraph-properties>
      <style:text-properties fo:font-size="11pt" fo:language="es" fo:country="ES" fo:font-style="italic" fo:font-weight="bold" style:font-size-asian="11pt" style:font-style-asian="italic" style:font-weight-asian="bold" style:font-size-complex="11pt"/>
    </style:style>
    <style:style style:name="P51" style:family="paragraph" style:parent-style-name="Text_20_body">
      <style:paragraph-properties fo:margin-left="0cm" fo:margin-right="0cm" fo:text-align="justify" style:justify-single-word="false" fo:text-indent="1.501cm" style:auto-text-indent="false">
        <style:tab-stops>
          <style:tab-stop style:position="0.751cm"/>
          <style:tab-stop style:position="1.411cm"/>
        </style:tab-stops>
      </style:paragraph-properties>
      <style:text-properties fo:font-size="11pt" fo:language="es" fo:country="ES" fo:font-style="italic" style:font-size-asian="11pt" style:font-style-asian="italic" style:font-size-complex="11pt"/>
    </style:style>
    <style:style style:name="P52" style:family="paragraph" style:parent-style-name="Text_20_body">
      <style:paragraph-properties fo:margin-left="0.048cm" fo:margin-right="0cm" fo:text-align="justify" style:justify-single-word="false" fo:text-indent="0cm" style:auto-text-indent="false">
        <style:tab-stops>
          <style:tab-stop style:position="0cm"/>
          <style:tab-stop style:position="1cm"/>
          <style:tab-stop style:position="1.411cm"/>
          <style:tab-stop style:position="2cm"/>
        </style:tab-stops>
      </style:paragraph-properties>
      <style:text-properties fo:language="es" fo:country="ES" fo:font-style="italic" style:font-style-asian="italic"/>
    </style:style>
    <style:style style:name="P53" style:family="paragraph" style:parent-style-name="Text_20_body">
      <style:paragraph-properties fo:text-align="justify" style:justify-single-word="false" fo:orphans="2" fo:widows="2" fo:hyphenation-ladder-count="no-limit" style:writing-mode="lr-tb">
        <style:tab-stops>
          <style:tab-stop style:position="0.751cm"/>
          <style:tab-stop style:position="1.411cm"/>
        </style:tab-stops>
      </style:paragraph-properties>
      <style:text-properties fo:hyphenate="false" fo:hyphenation-remain-char-count="2" fo:hyphenation-push-char-count="2"/>
    </style:style>
    <style:style style:name="P54" style:family="paragraph" style:parent-style-name="Standard">
      <style:paragraph-properties fo:margin-left="0cm" fo:margin-right="0cm" fo:text-align="justify" style:justify-single-word="false" fo:text-indent="0.801cm" style:auto-text-indent="false"/>
    </style:style>
    <style:style style:name="P55" style:family="paragraph" style:parent-style-name="Standard">
      <style:paragraph-properties fo:margin-left="0cm" fo:margin-right="0cm" fo:text-align="justify" style:justify-single-word="false" fo:text-indent="0.801cm" style:auto-text-indent="false" style:text-autospace="none"/>
    </style:style>
    <style:style style:name="P56" style:family="paragraph" style:parent-style-name="Standard">
      <style:paragraph-properties fo:margin-left="0cm" fo:margin-right="0cm" fo:text-align="justify" style:justify-single-word="false" fo:text-indent="0.801cm" style:auto-text-indent="false"/>
      <style:text-properties fo:language="es" fo:country="ES"/>
    </style:style>
    <style:style style:name="P57" style:family="paragraph" style:parent-style-name="Standard">
      <style:paragraph-properties fo:margin-left="0cm" fo:margin-right="0cm" fo:text-align="justify" style:justify-single-word="false" fo:text-indent="0.801cm" style:auto-text-indent="false" style:text-autospace="none"/>
      <style:text-properties fo:language="es" fo:country="ES"/>
    </style:style>
    <style:style style:name="P58" style:family="paragraph" style:parent-style-name="Sangría_20_2_20_de_20_t._20_independiente">
      <style:paragraph-properties fo:margin-left="5.477cm" fo:margin-right="0cm" fo:text-indent="-5.424cm" style:auto-text-indent="false">
        <style:tab-stops/>
      </style:paragraph-properties>
    </style:style>
    <style:style style:name="P59" style:family="paragraph" style:parent-style-name="Standard" style:master-page-name="Standard">
      <style:paragraph-properties fo:text-align="center" style:justify-single-word="false" style:page-number="auto"/>
      <style:text-properties fo:language="es" fo:country="MX"/>
    </style:style>
    <style:style style:name="P60" style:family="paragraph" style:parent-style-name="Standard" style:list-style-name="WW8Num6">
      <style:paragraph-properties fo:text-align="justify" style:justify-single-word="false" style:text-autospace="none">
        <style:tab-stops>
          <style:tab-stop style:position="1.251cm"/>
        </style:tab-stops>
      </style:paragraph-properties>
    </style:style>
    <style:style style:name="P61" style:family="paragraph" style:parent-style-name="Standard" style:list-style-name="WW8Num6">
      <style:paragraph-properties fo:text-align="justify" style:justify-single-word="false" style:text-autospace="none">
        <style:tab-stops>
          <style:tab-stop style:position="0.67cm"/>
        </style:tab-stops>
      </style:paragraph-properties>
      <style:text-properties fo:language="es" fo:country="ES"/>
    </style:style>
    <style:style style:name="P62" style:family="paragraph" style:parent-style-name="Text_20_body">
      <style:text-properties fo:language="es" fo:country="ES"/>
    </style:style>
    <style:style style:name="P63" style:family="paragraph" style:parent-style-name="Text_20_body" style:list-style-name="WW8Num7">
      <style:paragraph-properties fo:margin-left="4.276cm" fo:margin-right="0cm" fo:text-align="justify" style:justify-single-word="false" fo:text-indent="-4.276cm" style:auto-text-indent="false">
        <style:tab-stops>
          <style:tab-stop style:position="0.751cm"/>
          <style:tab-stop style:position="2cm"/>
          <style:tab-stop style:position="2.999cm"/>
        </style:tab-stops>
      </style:paragraph-properties>
      <style:text-properties fo:font-size="11pt" fo:language="es" fo:country="ES" fo:font-style="italic" style:text-underline-style="solid" style:text-underline-width="auto" style:text-underline-color="font-color" style:font-size-asian="11pt" style:font-style-asian="italic" style:font-size-complex="11pt"/>
    </style:style>
    <style:style style:name="P64" style:family="paragraph" style:parent-style-name="Text_20_body" style:list-style-name="WW8Num7">
      <style:paragraph-properties fo:margin-left="4.276cm" fo:margin-right="0cm" fo:text-align="justify" style:justify-single-word="false" fo:text-indent="-4.276cm" style:auto-text-indent="false">
        <style:tab-stops>
          <style:tab-stop style:position="0.751cm"/>
          <style:tab-stop style:position="2cm"/>
          <style:tab-stop style:position="2.999cm"/>
          <style:tab-stop style:position="3.501cm"/>
        </style:tab-stops>
      </style:paragraph-properties>
      <style:text-properties fo:font-size="11pt" fo:language="es" fo:country="ES" fo:font-style="italic" style:text-underline-style="solid" style:text-underline-width="auto" style:text-underline-color="font-color" style:font-size-asian="11pt" style:font-style-asian="italic" style:font-size-complex="11pt"/>
    </style:style>
    <style:style style:name="P65" style:family="paragraph" style:parent-style-name="Text_20_body" style:list-style-name="WW8Num7">
      <style:paragraph-properties fo:margin-left="4.276cm" fo:margin-right="0cm" fo:text-align="justify" style:justify-single-word="false" fo:text-indent="-4.276cm" style:auto-text-indent="false">
        <style:tab-stops>
          <style:tab-stop style:position="0.751cm"/>
        </style:tab-stops>
      </style:paragraph-properties>
      <style:text-properties fo:font-size="11pt" fo:language="es" fo:country="ES" fo:font-style="italic" style:text-underline-style="solid" style:text-underline-width="auto" style:text-underline-color="font-color" style:font-size-asian="11pt" style:font-style-asian="italic" style:font-size-complex="11pt"/>
    </style:style>
    <style:style style:name="P66" style:family="paragraph" style:parent-style-name="Text_20_body" style:list-style-name="WW8Num7">
      <style:paragraph-properties fo:margin-left="4.276cm" fo:margin-right="0cm" fo:text-align="justify" style:justify-single-word="false" fo:text-indent="-4.276cm" style:auto-text-indent="false">
        <style:tab-stops>
          <style:tab-stop style:position="0.751cm"/>
          <style:tab-stop style:position="1.411cm"/>
        </style:tab-stops>
      </style:paragraph-properties>
      <style:text-properties fo:font-size="11pt" fo:language="es" fo:country="ES" fo:font-style="italic" style:text-underline-style="solid" style:text-underline-width="auto" style:text-underline-color="font-color" style:font-size-asian="11pt" style:font-style-asian="italic" style:font-size-complex="11pt"/>
    </style:style>
    <style:style style:name="P67" style:family="paragraph" style:parent-style-name="Text_20_body" style:list-style-name="WW8Num8">
      <style:paragraph-properties fo:margin-left="2.501cm" fo:margin-right="0cm" fo:text-align="justify" style:justify-single-word="false" fo:text-indent="-2.501cm" style:auto-text-indent="false">
        <style:tab-stops>
          <style:tab-stop style:position="0.751cm"/>
          <style:tab-stop style:position="2.251cm"/>
        </style:tab-stops>
      </style:paragraph-properties>
      <style:text-properties fo:font-size="11pt" fo:language="es" fo:country="ES" fo:font-style="italic" style:text-underline-style="solid" style:text-underline-width="auto" style:text-underline-color="font-color" style:font-size-asian="11pt" style:font-style-asian="italic" style:font-size-complex="11pt"/>
    </style:style>
    <style:style style:name="P68" style:family="paragraph" style:parent-style-name="Párrafo_20_de_20_lista" style:list-style-name="WW8Num7">
      <style:paragraph-properties fo:margin-left="4.276cm" fo:margin-right="0cm" fo:text-align="justify" style:justify-single-word="false" fo:text-indent="-4.276cm" style:auto-text-indent="false">
        <style:tab-stops>
          <style:tab-stop style:position="0.751cm"/>
          <style:tab-stop style:position="5.502cm"/>
        </style:tab-stops>
      </style:paragraph-properties>
      <style:text-properties fo:font-size="11pt" fo:font-style="italic" style:text-underline-style="solid" style:text-underline-width="auto" style:text-underline-color="font-color" style:font-size-asian="11pt" style:font-style-asian="italic" style:font-size-complex="11pt"/>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1pt" fo:language="es" fo:country="ES" fo:font-style="italic" style:font-name-asian="Times New Roman" style:font-size-asian="11pt" style:language-asian="zh" style:country-asian="CN" style:font-style-asian="italic" style:font-name-complex="Times New Roman" style:font-size-complex="11pt" style:language-complex="ar" style:country-complex="SA"/>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style="italic" style:font-style-asian="italic"/>
    </style:style>
    <style:style style:name="T8" style:family="text">
      <style:text-properties fo:language="es" fo:country="ES" fo:font-style="italic" fo:font-weight="bold" style:font-style-asian="italic" style:font-weight-asian="bold"/>
    </style:style>
    <style:style style:name="T9" style:family="text">
      <style:text-properties fo:color="#000000" fo:language="es" fo:country="ES"/>
    </style:style>
    <style:style style:name="T10" style:family="text">
      <style:text-properties fo:font-size="14pt" fo:language="es" fo:country="ES" fo:font-style="italic" style:text-underline-style="solid" style:text-underline-width="auto" style:text-underline-color="font-color" style:font-size-asian="14pt" style:font-style-asian="italic" style:font-size-complex="14pt"/>
    </style:style>
    <style:style style:name="T11" style:family="text">
      <style:text-properties fo:font-size="11pt" fo:language="es" fo:country="ES" fo:font-style="italic" style:font-size-asian="11pt" style:font-style-asian="italic" style:font-size-complex="11pt"/>
    </style:style>
    <style:style style:name="T12" style:family="text">
      <style:text-properties fo:font-size="11pt" fo:language="es" fo:country="ES" fo:font-style="italic" fo:font-weight="bold" style:font-size-asian="11pt" style:font-style-asian="italic" style:font-weight-asian="bold" style:font-size-complex="11pt"/>
    </style:style>
    <style:style style:name="T13" style:family="text">
      <style:text-properties fo:font-size="11pt" fo:language="es" fo:country="ES" style:font-size-asian="11pt" style:font-size-complex="11pt"/>
    </style:style>
    <style:style style:name="T14" style:family="text">
      <style:text-properties fo:color="#ff0000" fo:font-size="11pt" fo:language="es" fo:country="ES" fo:font-style="italic" style:font-size-asian="11pt" style:font-style-asian="italic" style:font-size-complex="11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ORDENANZA N° 2527-CM-14</text:p>
      <text:p text:style-name="P31"/>
      <text:p text:style-name="P31"/>
      <text:p text:style-name="P58">DESCRIPCIÓN SINTÉTICA: <text:span text:style-name="T9">APROBAR EL PROYECTO DE URBANIZACIÓN DE LA PARCELA 19-2-F-F20-08L.</text:span></text:p>
      <text:p text:style-name="P31"/>
      <text:p text:style-name="P31"/>
      <text:p text:style-name="P31">ANTECEDENTES</text:p>
      <text:p text:style-name="P54"/>
      <text:p text:style-name="P57">Carta Orgánica Municipal.</text:p>
      <text:p text:style-name="P57"/>
      <text:p text:style-name="P57">Código de Planeamiento.</text:p>
      <text:p text:style-name="P57"/>
      <text:p text:style-name="P57">Código Urbano. </text:p>
      <text:p text:style-name="P57"/>
      <text:p text:style-name="P55"><text:span text:style-name="T5">Ordenanza 2080-CM-10: Establecer derecho de participación</text:span><text:span text:style-name="T6"> </text:span><text:span text:style-name="T5">municipal en renta urbana diferencial generada por acciones urbanísticas.</text:span></text:p>
      <text:p text:style-name="P57"/>
      <text:p text:style-name="P57">Ordenanza 1744-CM-07: Reglamentación de Audiencias Públicas</text:p>
      <text:p text:style-name="P57"/>
      <text:p text:style-name="P57">Ordenanza 418-CM-94: Consejo de Planificación.</text:p>
      <text:p text:style-name="P57"/>
      <text:p text:style-name="P57">Ordenanza 470-CM-95: Se aprueba el reglamento de la Ordenanza 418-CM-94.</text:p>
      <text:p text:style-name="P57"/>
      <text:p text:style-name="P57">Nota 2080-2-09 Consulta preliminar.</text:p>
      <text:p text:style-name="P57"/>
      <text:p text:style-name="P57">Expte. Municipal de Verificación Previa de Anteproyecto Nº 21053-2-2010</text:p>
      <text:p text:style-name="P57"/>
      <text:p text:style-name="P57">Dictamen Técnico Nº 2 del 12 de abril de 2013 de la Unidad Coordinadora del Consejo de Planificación Municipal.</text:p>
      <text:p text:style-name="P57"/>
      <text:p text:style-name="P57">Resolución 1761-I-2013: Convocatoria a audiencia pública.</text:p>
      <text:p text:style-name="P57"/>
      <text:p text:style-name="P57">Audiencia pública del 2 de julio de 2013.</text:p>
      <text:p text:style-name="P57"/>
      <text:p text:style-name="P56">Dictamen de Asesoría Letrada 174-AL-2013.</text:p>
      <text:p text:style-name="P27"/>
      <text:p text:style-name="P26"/>
      <text:p text:style-name="P31">FUNDAMENTOS</text:p>
      <text:p text:style-name="P26"/>
      <text:p text:style-name="P28">La firma PROURBANO S.R.L. en su carácter de propietaria, por Expte. Municipal de Verificación Previa de Anteproyecto Nº 21053-2-2010, realiza la presentación de un proyecto de “Urbanización” en la parcela 19-2-F-F20-08L.</text:p>
      <text:p text:style-name="P28"/>
      <text:p text:style-name="P28">Esta parcela se ubica, de acuerdo a lo establecido por el Código Urbano, en la Delegación Urbana, Unidad Ambiental de Gestión Ñireco, área P/CH AF1 5.d.2. (Subárea de Reserva, márgenes de Aº Ñireco, para forestación y Uso Rural); y en área UR, Uso Rural, según el Código de Planeamiento.</text:p>
      <text:p text:style-name="P28"/>
      <text:p text:style-name="P28"><text:soft-page-break/>Dado que la propuesta no cumplimenta con los parámetros urbanísticos vigentes, la propietaria solicita por Nota Nº 057-ME-2011, el tratamiento del proyecto por “Rango Temático 3”.</text:p>
      <text:p text:style-name="P28"/>
      <text:p text:style-name="P28">Por Nota S/Nº <text:s/>de fecha 29 de junio de 2011, la secretaria de Planeamiento y Medio Ambiente emite informe detallando observaciones al proyecto y sugiriendo parámetros urbanísticos. Luego de las consideraciones emitidas por Acta Nº 66-11 de la U.C. del C.P.M., se solicita a los presentantes, la adecuación del proyecto a los lineamientos establecidos.</text:p>
      <text:p text:style-name="P28"/>
      <text:p text:style-name="P28">Por Acta 05-12, la Unidad Coordinadora del Consejo de Planificación Municipal (U.C. del C.P.M.), solicita al Departamento Ejecutivo realizar la convocatoria del Consejo de Planificación Municipal. Se reciben las opiniones de las Juntas Vecinales Las Chacras y Costa del Sol en su carácter de miembros consultivos, y la opinión técnica del Departamento Provincial de Aguas.</text:p>
      <text:p text:style-name="P28"/>
      <text:p text:style-name="P28">Según el requerimiento de la Subsecretaría de Planeamiento Territorial, la propuesta fue adecuada teniendo en cuenta especialmente el informe realizado por el D.P.A. Por nota <text:s/>048-SDE-13, la Subsecretaría de Planeamiento Territorial, manifiesta su opinión según lo requerido por la U.C. del C.P.M.</text:p>
      <text:p text:style-name="P28"/>
      <text:p text:style-name="P28">La U.C. del C.P.M., realiza el Dictamen Técnico Nº 2, por el cual emite su Opinión Técnica en los siguientes términos:</text:p>
      <text:p text:style-name="P35"/>
      <text:p text:style-name="P44"><text:span text:style-name="T7"><text:s/></text:span><text:span text:style-name="T10">OPINIÓN TÉCNICA</text:span></text:p>
      <text:p text:style-name="P11"/>
      <text:p text:style-name="P13"><text:tab/>A continuación, los asesores técnicos, expresan su opinión sobre los temas analizados:</text:p>
      <text:p text:style-name="P36"/>
      <text:p text:style-name="P32"><text:span text:style-name="T7">Aspectos de Diseño y su entorno</text:span><text:span text:style-name="T8">:</text:span></text:p>
      <text:p text:style-name="P37"/>
      <text:list xml:id="list2041058700" text:style-name="WW8Num7">
        <text:list-item>
          <text:p text:style-name="P63">Zonificación y propuesta urbana</text:p>
        </text:list-item>
      </text:list>
      <text:p text:style-name="P14">Se acuerda con la Subsecretaría de Planeamiento y Medio Ambiental, en adoptar como Uso Residencial Permanente en el Fraccionamiento nuevo propuesto con <text:s/>los siguientes indicadores: Reserva Fiscal 10%, Espacios Verdes 5% y Calles 20%. </text:p>
      <text:p text:style-name="P14">Respecto de las superficies y frente de lotes se viabiliza dejando aclarado que la propuesta albergará una sola vivienda individual por lote proyectado.</text:p>
      <text:p text:style-name="P14">Los polígonos propuestos 10, 11 y 12 si bien respetan el retiro de 50ml exigidos desde el cauce del arroyo Ñireco, se encuentran parcialmente abarcadas por la Zona de Inundación (ZI), al igual que parte de las calles frentistas de las mismas según queda fehacientemente demostrado en la documentación presentada por el requirente.</text:p>
      <text:p text:style-name="P14">Por tal razón se conviene en desestimar para la totalidad del proyecto la construcción de cualquier tipo de local, sea cual fuere su categorización por debajo de la Zona <text:s/>de Inundación definida.</text:p>
      <text:p text:style-name="P25"><text:span text:style-name="T11">No se permitirá la modificación total o parcial de su </text:span><text:span text:style-name="T14">L</text:span><text:span text:style-name="T11">ínea de Inundación como así tampoco la Línea</text:span><text:span text:style-name="T14"> </text:span><text:span text:style-name="T11">de Evacuación, solamente podrán contar con un eventual mobiliario urbano. <text:s/></text:span></text:p>
      <text:p text:style-name="P25"><text:span text:style-name="T11">Los polígonos propuestos 10, 11 y 12 ubicados por encima de las líneas de inundación serán unificados con sus</text:span><text:span text:style-name="T14"> </text:span><text:span text:style-name="T11">linderos al Sur, (polígonos parcelarios 22, 23 y 24). Ante la sumatoria e integración de estos polígonos se podrá permitir un máximo de construcción de dos unidades funcionales manteniendo los mismos indicadores de FOT, FOS alturas, retiros <text:s/>y demás </text:span><text:span text:style-name="T11">parámetros, con las condiciones de accesibilidad mencionadas en el informe de la Subsecretaría de Planeamiento Territorial</text:span><text:span text:style-name="T12">.</text:span></text:p>
      <text:p text:style-name="P49"/>
      <text:list xml:id="list991768612" text:style-name="WW8Num8">
        <text:list-item>
          <text:p text:style-name="P67">Colocación de gaviones en la ribera del Río Ñireco: </text:p>
        </text:list-item>
      </text:list>
      <text:p text:style-name="P15"><text:soft-page-break/>Se coincide con el informe de la Subs. de Planeamiento Territorial donde se desestima la utilización de gaviones no excluyendo al propietario la realización de las tareas necesarias para el acondicionamiento del espacio verde ribereño.</text:p>
      <text:p text:style-name="P16"/>
      <text:list xml:id="list1833412005" text:continue-list="list2041058700" text:style-name="WW8Num7">
        <text:list-item>
          <text:p text:style-name="P64">Usos e Indicadores Urbanos</text:p>
        </text:list-item>
      </text:list>
      <text:p text:style-name="P17">Se acuerda en fijar el Uso Residencial Permanente, con una vivienda individual por polígono propuesto, aprobándose un FOS: 0,30 y FOT 0,50, Altura máxima: planta baja +1 piso (alt. Máx. 7.5m), 10m frente mínimo <text:s/>y 3 m retiro de frente y 10m retiro de fondo, excepto las parcelas englobadas para sortear las limitaciones que demarca la línea de inundación.</text:p>
      <text:p text:style-name="P22"><text:tab/><text:tab/></text:p>
      <text:list xml:id="list1850995130" text:continue-numbering="true" text:style-name="WW8Num7">
        <text:list-item>
          <text:p text:style-name="P65">Traza y perfiles de las Calles del Emprendimiento</text:p>
        </text:list-item>
      </text:list>
      <text:p text:style-name="P18">Se deberá garantizar la conectividad transversal entre la Calle Vuelta de Obligado y la calle ribereña, con trazado y perfiles acordes a la circulación de automóviles. El proyecto de su traza, materialización y ejecución de obras serán solventadas por el requirente formando parte del proyecto general. La Aprobación del proyecto, su fiscalización <text:s/>y supervisión será potestad de las Áreas Municipales que correspondan.</text:p>
      <text:p text:style-name="P50"><text:s/></text:p>
      <text:list xml:id="list1910146476" text:continue-numbering="true" text:style-name="WW8Num7">
        <text:list-item>
          <text:p text:style-name="P68">Sistema Efluentes</text:p>
        </text:list-item>
      </text:list>
      <text:p text:style-name="P39"><text:s/>Deberá cumplimentar lo solicitado por la Subsecretaría de Medio Ambiente, en nota 289-SSMA-10, que expresa: <text:s/>“complementar la información, previa a la aprobación definitiva, con una definición en cuanto al tratamiento que dará a los efluentes líquidos de los lotes- En caso de no contar con la aprobación de la CEB, para conectarse a la red cloacal, deberá presentar una propuesta alternativa <text:s/>que incluya una planta de tratamiento de efluentes” acorde a las exigencias específicas que la Autoridad de Aplicación defina. </text:p>
      <text:p text:style-name="P23"/>
      <text:list xml:id="list1026309397" text:continue-numbering="true" text:style-name="WW8Num7">
        <text:list-item>
          <text:p text:style-name="P65">Paisaje Urbano</text:p>
        </text:list-item>
      </text:list>
      <text:p text:style-name="P19">Se mantienen los lineamientos del Plan Maestro del Arroyo Ñireco, dejando un parque continuo en la costa del Arroyo Ñireco.</text:p>
      <text:p text:style-name="P20">Se solicita cumplimentar con la nota 289-SSMA-10 donde tácitamente se expresara “Asimismo, pese a que en su gran mayoría, los apeos necesarios serán de especies exóticas, su cantidad hace necesario que se presente ante esta subsecretaria un plan de reforestación, con especies nativas en otros sectores del lote”.</text:p>
      <text:p text:style-name="P20">Se recomienda reforestar dentro y fuera de la fracción con vegetación autóctona los sectores de barda, espacios verdes linderos al Río Ñireco y/o bordes a los efectos de mejorar la fijación del terreno </text:p>
      <text:p text:style-name="P24"/>
      <text:list xml:id="list1966562488" text:continue-numbering="true" text:style-name="WW8Num7">
        <text:list-item>
          <text:p text:style-name="P66">Aplicación de la Ordenanza 2080-CM-10 </text:p>
        </text:list-item>
      </text:list>
      <text:p text:style-name="P21">Como se establece en diferentes etapas en la gestión del expediente es de aplicación al Proyecto PROURBANO SRL la Ordenanza 2080-CM-10 de Participación Municipal en renta Diferencial Urbana generada por Acciones urbanísticas, tal lo establecido en su artículo 2º apartado 1º que dice:</text:p>
      <text:p text:style-name="P51">“El establecimiento o la modificación de parámetros urbanísticos, del régimen de usos del suelo y de la zonificación territorial sobre parcelas determinadas. Así como la incorporación a las áreas urbana y suburbana de los inmuebles clasificados como suburbanos.”</text:p>
      <text:p text:style-name="P21">La instrumentación de la renta diferencial urbana para la presente fracción será oportunamente definida de acuerdo a lo expresado en el art. 3º de la mencionada ordenanza mediante el correspondiente Convenio Urbanístico.</text:p>
      <text:p text:style-name="P21">Los demás elementos no considerados en el presente dictamen, deberán ajustarse a lo estipulado por la normativa vigente y a <text:s/>aquellas actuaciones que oportunamente se establezcan para las tramitaciones pendientes. </text:p>
      <text:p text:style-name="P52"><text:tab/> <text:tab/></text:p>
      <text:p text:style-name="P53"><text:tab/><text:tab/><text:span text:style-name="T4">Los Asesores de la Unidad Coordinadora, emiten el presente Dictamen Técnico dentro de los alcances establecidos por las reglamentaciones vigentes, y en particular por establecido en el Art. 2 de la Ordenanza 418-CM-94.</text:span></text:p>
      <text:p text:style-name="P35"/>
      <text:p text:style-name="P28"><text:soft-page-break/>Continuando con el proceso de “Gestión Técnica – Política” determinado para el Rango Temático 3, y según lo establece la Ordenanza 1744-CM-07, se convocó a Audiencia Pública para dar tratamiento al Proyecto; la que se realizó el día 24 de julio de 2013, y de la que participaron como oradores, la Arqta. Mónica Vulcano, Subsecretaria de Gestión Urbana, la Arqta. Elvira I. Izaguirre en su condición de Proyectista, y el Sr. Gustavo David en representación de “PROURBANO S.R.L.”</text:p>
      <text:p text:style-name="P28"/>
      <text:p text:style-name="P28">Por Dictamen 174-A.L.-13, la Asesora Letrada del Departamento Ejecutivo, María M. Peralta, dictamina que dado que en la Audiencia Pública “no hubo oposición al proyecto ni impugnación alguna que se registre” y de cumplimentarse las observaciones realizadas en el Dictamen Técnico Nº 2 – 2013 de la U.C. del C.P.M., no existen “objeciones técnico – jurídicas que formular”.</text:p>
      <text:p text:style-name="P28"/>
      <text:p text:style-name="P28">Por todo lo expuesto, se concluye que se ha cumplimentado con todo el procedimiento y requisitos que establece el MANUAL DE GESTIÓN TÉCNICO – ADMINISTRATIVA, establecido por Ordenanza 470-CM-95, para el tratamiento de proyectos por RANGO TEMÁTICO 3. Asimismo, el Planteo de Composición Urbana presentado por Nota Nº 1160-EN-13, que fuera expuesto en la Audiencia Pública del 24 de julio de 2013; cumplimenta con los requerimientos realizados oportunamente por la Subsecretaría de Planeamiento Territorial, y la U.C. del C.P.M.</text:p>
      <text:p text:style-name="P28"/>
      <text:p text:style-name="P29"/>
      <text:p text:style-name="P33">AUTORA: Intendenta Municipal, Lic. María Eugenia Martini. </text:p>
      <text:p text:style-name="P40"/>
      <text:p text:style-name="P42"><text:span text:style-name="T5">COLABORADORES: Secretario de Gobierno, Alejo Arias; </text:span>Secretario de Desarrollo Estratégico, Mg. Horacio Fernández; Subsecretaría de Gestión Urbana; Subsecretaría de Planeamiento Territorial; Dirección de Planeamiento.</text:p>
      <text:p text:style-name="P41"/>
      <text:p text:style-name="P33"/>
      <text:p text:style-name="Text_20_body">El proyecto original Nº 518/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P10"/>
      <text:p text:style-name="P10">EL CONCEJO MUNICIPAL DE SAN CARLOS DE BARILOCHE</text:p>
      <text:p text:style-name="P10">SANCIONA CON CARÁCTER DE </text:p>
      <text:p text:style-name="P10"/>
      <text:p text:style-name="P10">ORDENANZA</text:p>
      <text:p text:style-name="P10"/>
      <table:table table:name="Tabla2" table:style-name="Tabla2">
        <table:table-column table:style-name="Tabla2.A"/>
        <table:table-column table:style-name="Tabla2.B"/>
        <table:table-row table:style-name="Tabla2.1">
          <table:table-cell table:style-name="Tabla2.A1" office:value-type="string">
            <text:p text:style-name="P12">Art. <text:s/>1°) </text:p>
          </table:table-cell>
          <table:table-cell table:style-name="Tabla2.A1" office:value-type="string">
            <text:p text:style-name="P34">Se aprueba el Planteo de Composición Urbana desarrollado en la parcela 19-2-F-F20-08L propiedad de la firma PROURBANO S.R.L., y que fuera presentado por Nota 1160-EN-13, que se adjunta como Anexo I, y con los siguientes parámetros urbanísticos:</text:p>
            <text:p text:style-name="P34"/>
            <text:p text:style-name="P38">USOS.</text:p>
            <text:p text:style-name="P38"/>
            <text:p text:style-name="P30">PREDOMINANTE: Residencial Permanente (100%), una vivienda única por parcela, excepto en las identificadas como 10, 11 y 12 del planteo presentado, en las que se aceptará hasta dos unidades.</text:p>
            <text:p text:style-name="P30"/>
            <text:p text:style-name="P30"><text:soft-page-break/>COMPLEMENTARIO: Comercio Diario (30%)</text:p>
            <text:p text:style-name="P30"/>
            <text:p text:style-name="P30">ESTACIONAMIENTO OBLIGATORIO: Como mínimo una plaza de estacionamiento por cada Unidad Funcional. Estas deberán quedar contenidas en el AIM.</text:p>
            <text:p text:style-name="P30"/>
            <text:p text:style-name="P45">FACTORES DE OCUPACIÓN.</text:p>
            <text:p text:style-name="P47"/>
            <text:p text:style-name="P46">F.O.T.: 0.50</text:p>
            <text:p text:style-name="P46"/>
            <text:p text:style-name="P46">F.O.S.: 0.30</text:p>
            <text:p text:style-name="P46"/>
            <text:p text:style-name="P48">AIM.: El área de implantación de las parcelas estará definida por un retiro frontal de 3m y un retiro contrafrontal de 10m. Asimismo en las parcelas 10, 11 y 12 del planteo presentado, el retiro contra frontal se deberá materializar en el sector Norte de estas parcelas y no podrá ser menor al límite de la zona de inundación (ZI), establecida por el Departamento Provincial de Aguas.</text:p>
            <text:p text:style-name="P46"/>
            <text:p text:style-name="P46">ALTURA MÁXIMA: 7,50m como máximo en 2 plantas.</text:p>
            <text:p text:style-name="P45"/>
            <text:p text:style-name="P45"/>
            <text:p text:style-name="P45"/>
          </table:table-cell>
        </table:table-row>
        <table:table-row table:style-name="Tabla2.1">
          <table:table-cell table:style-name="Tabla2.A1" office:value-type="string">
            <text:p text:style-name="P12">Art. <text:s/>2°)</text:p>
          </table:table-cell>
          <table:table-cell table:style-name="Tabla2.A1" office:value-type="string">
            <text:p text:style-name="P34">Se condiciona el Visto Bueno Municipal del fraccionamiento, a la ejecución de las siguientes obras.</text:p>
            <text:list xml:id="list403804913" text:style-name="WW8Num6">
              <text:list-item>
                <text:p text:style-name="P60"><text:span text:style-name="T5">Apertura de calles con ejecución de cordón cuneta y veredas.</text:span><text:span text:style-name="T12"> </text:span><text:span text:style-name="T13">garantizando la conectividad transversal entre la Calle Vuelta de Obligado y la calle ribereña, con trazado y perfiles acordes a la circulación de automóviles.</text:span></text:p>
              </text:list-item>
              <text:list-item>
                <text:p text:style-name="P61">Ejecución del sistema de desagües pluviales.</text:p>
              </text:list-item>
              <text:list-item>
                <text:p text:style-name="P61">Ejecución de sistema de recolección de líquidos cloacales con conexión a la red general administrada por la empresa C.E.B. Saneamiento. En caso de no ser factible dicha conexión, se deberá ejecutar una planta de tratamiento de estos líquidos, con la aprobación previa del Departamento Provincial de Aguas, y la Subsecretaría de Medio Ambiente Municipal.</text:p>
              </text:list-item>
              <text:list-item>
                <text:p text:style-name="P61">Ejecución de red de agua potable y servicio “contra incendios”.</text:p>
              </text:list-item>
              <text:list-item>
                <text:p text:style-name="P61">Ejecución de red de energía eléctrica y alumbrado púublico.</text:p>
              </text:list-item>
              <text:list-item>
                <text:p text:style-name="P61">Forestación urbana y de espacios verdes, según los requerimientos y condiciones que establezca la Subsecretaría de Medio Ambiente y la Dirección de Parques y Jardines.</text:p>
              </text:list-item>
            </text:list>
            <text:p text:style-name="P43"/>
          </table:table-cell>
        </table:table-row>
        <table:table-row table:style-name="Tabla2.1">
          <table:table-cell table:style-name="Tabla2.A1" office:value-type="string">
            <text:p text:style-name="P12">Art. <text:s/>3°)</text:p>
          </table:table-cell>
          <table:table-cell table:style-name="Tabla2.A1" office:value-type="string">
            <text:p text:style-name="P7">Se autoriza al Departamento Ejecutivo a suscribir con PROURBANO S.R.L. el Convenio Urbanístico que establece la Ordenanza 2080-CM-10 de “Participación Municipal en Renta Urbana Diferencial”.</text:p>
            <text:p text:style-name="P7"/>
          </table:table-cell>
        </table:table-row>
        <table:table-row table:style-name="Tabla2.1">
          <table:table-cell table:style-name="Tabla2.A1" office:value-type="string">
            <text:p text:style-name="P12">Art. 4º)</text:p>
          </table:table-cell>
          <table:table-cell table:style-name="Tabla2.A1" office:value-type="string">
            <text:p text:style-name="P8">Comuníquese. Publíquese en el Boletín Oficial. Tómese razón. Cumplido, archívese.</text:p>
          </table:table-cell>
        </table:table-row>
      </table:table>
      <text:p text:style-name="P26"/>
      <text:p text:style-name="P31"/>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text-properties fo:font-size="10pt" fo:language="es" fo:country="ES" style:font-size-asian="10pt" style:font-size-complex="10pt"/>
    </style:style>
    <style:style style:name="Sangría_20_2_20_de_20_t._20_independiente1" style:display-name="Sangría 2 de t. independiente1" style:family="paragraph" style:parent-style-name="Standard">
      <style:paragraph-properties fo:margin="100%" fo:margin-left="6.085cm" fo:margin-right="0cm" fo:margin-top="0cm" fo:margin-bottom="0cm" fo:text-align="justify" style:justify-single-word="false" fo:text-indent="-6.085cm" style:auto-text-indent="false"/>
    </style:style>
    <style:style style:name="Absatz-Standardschriftart" style:family="text"/>
    <style:style style:name="WW-Absatz-Standardschriftart" style:family="text"/>
    <style:style style:name="Fuente_20_de_20_párrafo_20_predeter." style:display-name="Fuente de párrafo predeter."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4.27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5.546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6.81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8.0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9.356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10.62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1.8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3.16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4.4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4"><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2:41:04</dc:date>
    <meta:print-date>2014-05-20T12:34:09</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5" meta:paragraph-count="89" meta:word-count="1904" meta:character-count="12705" meta:non-whitespace-character-count="10685"/>
    <meta:user-defined meta:name="Información 1"/>
    <meta:user-defined meta:name="Información 2"/>
    <meta:user-defined meta:name="Información 3"/>
    <meta:user-defined meta:name="Información 4"/>
  </office:meta>
</office:document-meta>
</file>